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817*"/>
    </style:style>
    <style:style style:name="Tabla1.B" style:family="table-column">
      <style:table-column-properties style:column-width="2cm" style:rel-column-width="1134*"/>
    </style:style>
    <style:style style:name="Tabla1.C" style:family="table-column">
      <style:table-column-properties style:column-width="0.93cm" style:rel-column-width="527*"/>
    </style:style>
    <style:style style:name="Tabla1.D" style:family="table-column">
      <style:table-column-properties style:column-width="8.267cm" style:rel-column-width="4687*"/>
    </style:style>
    <style:style style:name="Tabla1.E" style:family="table-column">
      <style:table-column-properties style:column-width="1.554cm" style:rel-column-width="881*"/>
    </style:style>
    <style:style style:name="Tabla1.F" style:family="table-column">
      <style:table-column-properties style:column-width="0.997cm" style:rel-column-width="56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1" style:family="table-row">
      <style:table-row-properties style:min-row-height="0.536cm" style:keep-together="true" fo:keep-together="auto"/>
    </style:style>
    <style:style style:name="Tabla1.12" style:family="table-row">
      <style:table-row-properties style:min-row-height="0.72cm" style:keep-together="true" fo:keep-together="auto"/>
    </style:style>
    <style:style style:name="Tabla1.13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6958a" officeooo:paragraph-rsid="0016958a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6b1d0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6958a" officeooo:paragraph-rsid="0026b1d0" style:font-name-asian="Spranq eco sans" style:font-size-asian="10pt" style:font-name-complex="Spranq eco sans" style:font-size-complex="10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P16" style:family="paragraph" style:parent-style-name="HTML_20_Bottom_20_of_20_Form">
      <style:paragraph-properties style:writing-mode="lr-tb"/>
      <style:text-properties style:font-name-complex="Times New Roman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6cdc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8">Identificador</text:p>
          </table:table-cell>
          <table:covered-table-cell/>
          <table:table-cell table:style-name="Tabla1.A1" table:number-columns-spanned="4" office:value-type="string">
            <text:p text:style-name="P8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8"><text:span text:style-name="T2">AC-</text:span>0<text:span text:style-name="T2">0</text:span><text:span text:style-name="T4">2</text:span></text:p>
          </table:table-cell>
          <table:covered-table-cell/>
          <table:table-cell table:style-name="Tabla1.C2" table:number-columns-spanned="4" office:value-type="string">
            <text:p text:style-name="P11"><text:span text:style-name="T3">Permite a un jugador actuar o contratar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8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3">1. <text:span text:style-name="T3">Obtener la “performance” de la ciudad donde está el jugador.</text:span></text:p>
            <text:p text:style-name="P13">2. <text:span text:style-name="T3">Ejecutar dicho “performance”.</text:span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8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8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8">Paso</text:p>
          </table:table-cell>
          <table:table-cell table:style-name="Tabla1.A8" table:number-columns-spanned="2" office:value-type="string">
            <text:p text:style-name="P8">Clase</text:p>
          </table:table-cell>
          <table:covered-table-cell/>
          <table:table-cell table:style-name="Tabla1.A8" office:value-type="string">
            <text:p text:style-name="P8">Método</text:p>
          </table:table-cell>
          <table:table-cell table:style-name="Tabla1.A8" office:value-type="string">
            <text:p text:style-name="P8">Mem.</text:p>
            <text:p text:style-name="P8">Técn.</text:p>
          </table:table-cell>
          <table:table-cell table:style-name="Tabla1.A8" office:value-type="string">
            <text:p text:style-name="P8">IU</text:p>
          </table:table-cell>
        </table:table-row>
        <table:table-row table:style-name="Tabla1.9">
          <table:table-cell table:style-name="Tabla1.C2" office:value-type="string">
            <text:p text:style-name="P4">1</text:p>
          </table:table-cell>
          <table:table-cell table:style-name="Tabla1.C2" table:number-columns-spanned="2" office:value-type="string">
            <text:p text:style-name="P9">City</text:p>
          </table:table-cell>
          <table:covered-table-cell/>
          <table:table-cell table:style-name="Tabla1.C2" office:value-type="string">
            <text:p text:style-name="P6">[<text:span text:style-name="T3">Performance</text:span>] <text:span text:style-name="T3">getPerformance</text:span>(<text:span text:style-name="T1">)</text:span></text:p>
          </table:table-cell>
          <table:table-cell table:style-name="Tabla1.E9">
            <text:p text:style-name="P4"/>
          </table:table-cell>
          <table:table-cell table:style-name="Tabla1.C2" office:value-type="string">
            <text:p text:style-name="P5">NO</text:p>
          </table:table-cell>
        </table:table-row>
        <table:table-row table:style-name="Tabla1.9">
          <table:table-cell table:style-name="Tabla1.A10" office:value-type="float" office:value="2">
            <text:p text:style-name="P10">2</text:p>
          </table:table-cell>
          <table:table-cell table:style-name="Tabla1.B10" table:number-columns-spanned="2" office:value-type="string">
            <text:p text:style-name="P9">P<text:span text:style-name="T3">erformance</text:span></text:p>
          </table:table-cell>
          <table:covered-table-cell/>
          <table:table-cell table:style-name="Tabla1.B10" office:value-type="string">
            <text:p text:style-name="P14">[void] <text:span text:style-name="T3">execute</text:span> (<text:span text:style-name="T3">player</text:span>:<text:span text:style-name="T3"> Player</text:span>)</text:p>
          </table:table-cell>
          <table:table-cell table:style-name="Tabla1.A10">
            <text:p text:style-name="P4"/>
          </table:table-cell>
          <table:table-cell table:style-name="Tabla1.B10" office:value-type="string">
            <text:p text:style-name="P12"><text:span text:style-name="T3">NO</text:span></text:p>
          </table:table-cell>
        </table:table-row>
        <table:table-row table:style-name="Tabla1.11">
          <table:table-cell table:style-name="Tabla1.A3" table:number-columns-spanned="6" office:value-type="string">
            <text:p text:style-name="P8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C2" table:number-columns-spanned="6" office:value-type="string">
            <text:p text:style-name="P6">[<text:span text:style-name="T1">void</text:span>] <text:span text:style-name="T4">performPlayer</text:span> ();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3" table:number-columns-spanned="6" office:value-type="string">
            <text:p text:style-name="P8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1:02:16</dc:date>
    <meta:generator>OpenOffice.org/3.2$Linux OpenOffice.org_project/320m19$Build-9505</meta:generator>
    <meta:editing-duration>PT02H48M58S</meta:editing-duration>
    <meta:editing-cycles>13</meta:editing-cycles>
    <meta:document-statistic meta:table-count="1" meta:image-count="0" meta:object-count="0" meta:page-count="1" meta:paragraph-count="26" meta:word-count="76" meta:character-count="475"/>
  </office:meta>
</office:document-meta>
</file>